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89a" officeooo:paragraph-rsid="0002a89a"/>
    </style:style>
    <style:style style:name="P2" style:family="paragraph" style:parent-style-name="Standard">
      <style:text-properties officeooo:rsid="000496f2" officeooo:paragraph-rsid="000496f2"/>
    </style:style>
    <style:style style:name="P3" style:family="paragraph" style:parent-style-name="Standard">
      <style:text-properties officeooo:rsid="000496f2" officeooo:paragraph-rsid="0004da1f"/>
    </style:style>
    <style:style style:name="P4" style:family="paragraph" style:parent-style-name="Standard">
      <style:text-properties officeooo:rsid="000496f2" officeooo:paragraph-rsid="000543dd"/>
    </style:style>
    <style:style style:name="P5" style:family="paragraph" style:parent-style-name="Standard">
      <style:text-properties officeooo:rsid="000543dd" officeooo:paragraph-rsid="0006b10f"/>
    </style:style>
    <style:style style:name="P6" style:family="paragraph" style:parent-style-name="Standard">
      <style:text-properties officeooo:rsid="0006b10f" officeooo:paragraph-rsid="0006b10f"/>
    </style:style>
    <style:style style:name="P7" style:family="paragraph" style:parent-style-name="Standard">
      <style:text-properties officeooo:rsid="0006b10f" officeooo:paragraph-rsid="000884cd"/>
    </style:style>
    <style:style style:name="T1" style:family="text">
      <style:text-properties officeooo:rsid="000496f2"/>
    </style:style>
    <style:style style:name="T2" style:family="text">
      <style:text-properties officeooo:rsid="0004da1f"/>
    </style:style>
    <style:style style:name="T3" style:family="text">
      <style:text-properties officeooo:rsid="000543dd"/>
    </style:style>
    <style:style style:name="T4" style:family="text">
      <style:text-properties officeooo:rsid="0006b10f"/>
    </style:style>
    <style:style style:name="T5" style:family="text">
      <style:text-properties officeooo:rsid="00088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o Min Cha</text:p>
      <text:p text:style-name="P1">91.413</text:p>
      <text:p text:style-name="P1">Professor Chen</text:p>
      <text:p text:style-name="P1">Lab 4</text:p>
      <text:p text:style-name="P1"/>
      <text:p text:style-name="P2">1.)<text:tab/>Source: 192.168.1.102 (192.168.1.102)</text:p>
      <text:p text:style-name="P2"><text:tab/>Source port: health-polling (1161)</text:p>
      <text:p text:style-name="P2">2.) <text:tab/>Destination: 128.119.245.12 (128.119.245.12)</text:p>
      <text:p text:style-name="P2"><text:tab/>Destination port: http (80)</text:p>
      <text:p text:style-name="P1"><text:span text:style-name="T1">3</text:span>.) <text:tab/>Source: 10.253.91.116 (10.253.91.116)</text:p>
      <text:p text:style-name="P1"><text:tab/>Source port: 58814 (58814)</text:p>
      <text:p text:style-name="P1"/>
      <text:p text:style-name="P2">4.)<text:tab/>Sequence number: 0 <text:s text:c="3"/>(relative sequence number)</text:p>
      <text:p text:style-name="P2"><text:tab/>Flags: 0x002 (SYN)</text:p>
      <text:p text:style-name="P4"><text:tab/><text:span text:style-name="T3">.... .... ..1. = Syn: Set</text:span></text:p>
      <text:p text:style-name="P2">5.) <text:tab/>Sequence number: 0 <text:s text:c="3"/>(relative sequence number)</text:p>
      <text:p text:style-name="P3"><text:tab/><text:span text:style-name="T2">Acknowledgment number: 1 <text:s text:c="3"/>(relative ack number)</text:span></text:p>
      <text:p text:style-name="P3"><text:tab/><text:span text:style-name="T3">It determines the value by adding 1 to the sequence number because the length is 0.</text:span></text:p>
      <text:p text:style-name="P3"><text:tab/><text:span text:style-name="T2">Flags: 0x012 (SYN, ACK)</text:span></text:p>
      <text:p text:style-name="P4"><text:tab/><text:span text:style-name="T3">.... ...1 .... = Acknowledgment: Set</text:span></text:p>
      <text:p text:style-name="P4"><text:tab/><text:span text:style-name="T3">.... .... ..1. = Syn: Set</text:span></text:p>
      <text:p text:style-name="P5">6.) <text:tab/><text:span text:style-name="T4">Sequence number: 1 <text:s text:c="3"/>(relative sequence number)</text:span></text:p>
      <text:p text:style-name="P6">7.)<text:tab/>Sequence 1, <text:s/>.<text:span text:style-name="T5">0445</text:span> </text:p>
      <text:p text:style-name="P7"><text:tab/><text:span text:style-name="T5">Sequence</text:span> 1375, </text:p>
      <text:p text:style-name="P7"><text:tab/><text:span text:style-name="T5">Sequence </text:span>2749, </text:p>
      <text:p text:style-name="P7"><text:tab/><text:span text:style-name="T5">Sequence </text:span>4123, </text:p>
      <text:p text:style-name="P7"><text:tab/><text:span text:style-name="T5">Sequence </text:span>1, </text:p>
      <text:p text:style-name="P7"><text:tab/><text:span text:style-name="T5">Sequence </text:span>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4:28:15.829956991</meta:creation-date>
    <dc:date>2015-11-01T23:45:52.813386215</dc:date>
    <meta:editing-duration>PT1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14" meta:character-count="778" meta:non-whitespace-character-count="652"/>
  </office:meta>
</office:document-meta>
</file>